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e3a" officeooo:paragraph-rsid="0005de3a"/>
    </style:style>
    <style:style style:name="P2" style:family="paragraph" style:parent-style-name="Standard">
      <style:text-properties fo:font-weight="bold" officeooo:rsid="0005de3a" officeooo:paragraph-rsid="0005de3a" style:font-weight-asian="bold" style:font-weight-complex="bold"/>
    </style:style>
    <style:style style:name="P3" style:family="paragraph" style:parent-style-name="Standard">
      <style:text-properties officeooo:rsid="0006f927" officeooo:paragraph-rsid="0006f927"/>
    </style:style>
    <style:style style:name="P4" style:family="paragraph" style:parent-style-name="Standard">
      <style:text-properties officeooo:paragraph-rsid="0005de3a"/>
    </style:style>
    <style:style style:name="P5" style:family="paragraph" style:parent-style-name="Standard">
      <style:text-properties fo:font-weight="bold" officeooo:rsid="0006f927" officeooo:paragraph-rsid="0006f927" style:font-weight-asian="bold" style:font-weight-complex="bold"/>
    </style:style>
    <style:style style:name="P6" style:family="paragraph" style:parent-style-name="Standard">
      <style:text-properties officeooo:rsid="0008ffaa" officeooo:paragraph-rsid="0008ffaa"/>
    </style:style>
    <style:style style:name="P7" style:family="paragraph" style:parent-style-name="Standard">
      <style:text-properties officeooo:paragraph-rsid="0008ffaa"/>
    </style:style>
    <style:style style:name="P8" style:family="paragraph" style:parent-style-name="Standard">
      <style:text-properties officeooo:paragraph-rsid="0006f927"/>
    </style:style>
    <style:style style:name="T1" style:family="text">
      <style:text-properties officeooo:rsid="0006f927"/>
    </style:style>
    <style:style style:name="T2" style:family="text">
      <style:text-properties officeooo:rsid="0008ffaa"/>
    </style:style>
    <style:style style:name="T3" style:family="text">
      <style:text-properties officeooo:rsid="000806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PROJECT FOR YAPILY</text:p>
      <text:p text:style-name="P1"/>
      <text:p text:style-name="P2">Summary</text:p>
      <text:p text:style-name="P1"/>
      <text:p text:style-name="P1">This is a brief specification for a small project to implement and show during a technical interview.</text:p>
      <text:p text:style-name="P1"/>
      <text:p text:style-name="P1">Description of the project:</text:p>
      <text:p text:style-name="P1"/>
      <text:p text:style-name="P1">I will create two separate microservices in two different projects:</text:p>
      <text:p text:style-name="P1"/>
      <text:p text:style-name="P1">One will have a REST API that will be called from the user. <text:span text:style-name="T1">It will </text:span><text:span text:style-name="T2">do a REST call to yapily to retrieve the institutions and it will put it on rabbitMQ</text:span><text:span text:style-name="T1">. This service will be dockerized.</text:span></text:p>
      <text:p text:style-name="P1"/>
      <text:p text:style-name="P3">The other service will not have a REST API but will check the queue, do a transformation over the data and print it in the console.</text:p>
      <text:p text:style-name="P4"/>
      <text:p text:style-name="P5">Requirements</text:p>
      <text:p text:style-name="P3"/>
      <text:p text:style-name="P3">Use dependency injection – <text:span text:style-name="T2">Dependency on constructor (Default spring)</text:span></text:p>
      <text:p text:style-name="P3">Use OpenAPI (Swagger) – <text:span text:style-name="T2">Added dependency</text:span></text:p>
      <text:p text:style-name="P3">Create dockerfile – <text:span text:style-name="T2">Applications are dockerized</text:span></text:p>
      <text:p text:style-name="P6">Not hard-coded tokens or security keys in repos - Done</text:p>
      <text:p text:style-name="P7"><text:span text:style-name="T1">Run and deploy instructions in the readme - </text:span><text:span text:style-name="T2">Done</text:span><text:span text:style-name="T1"><text:line-break/>Check how traces are sent to Jaeger – </text:span><text:span text:style-name="T2">In progress<text:line-break/></text:span><text:span text:style-name="T1">Add simple testing – </text:span><text:span text:style-name="T2">In progress</text:span></text:p>
      <text:p text:style-name="P8"/>
      <text:p text:style-name="P5">Tasks</text:p>
      <text:p text:style-name="Standard"/>
      <text:p text:style-name="P3">Create first service, check that it calls the yapily rest api and it gets information</text:p>
      <text:p text:style-name="P3">Script to set credentials</text:p>
      <text:p text:style-name="P3">Dockerize it, see that it still works from docker</text:p>
      <text:p text:style-name="P3">Create the rabbit mq queue, see that the messages are reaching it</text:p>
      <text:p text:style-name="P3">Check that it works with docker</text:p>
      <text:p text:style-name="P3">Create a controller, with an endpoint that can be called from postman</text:p>
      <text:p text:style-name="P3">See that everything is still ok</text:p>
      <text:p text:style-name="P3">Check the complete flow: We send the credentials, it checks against <text:span text:style-name="T3">the hard coded values</text:span>, then it “approves”, retrieves the credentials for yapily from env variables, does a call, puts the information on the rabbit queue.</text:p>
      <text:p text:style-name="P3">Add logging</text:p>
      <text:p text:style-name="P3">Add Jaeger tracing</text:p>
      <text:p text:style-name="P3">Add testing</text:p>
      <text:p text:style-name="P3"/>
      <text:p text:style-name="P3">Create second service, check for the rabbit queue</text:p>
      <text:p text:style-name="P3">Do a transformation over the received data, show it in the conso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17:22:10.743645194</meta:creation-date>
    <meta:generator>LibreOffice/25.2.6.2$Linux_X86_64 LibreOffice_project/40d1a0e1d5bdf1afaeae24d9ece32bbb00fa66a4</meta:generator>
    <dc:date>2025-11-05T23:03:43.830689792</dc:date>
    <meta:editing-duration>PT4H58M29S</meta:editing-duration>
    <meta:editing-cycles>1</meta:editing-cycles>
    <meta:document-statistic meta:table-count="0" meta:image-count="0" meta:object-count="0" meta:page-count="1" meta:paragraph-count="27" meta:word-count="279" meta:character-count="1635" meta:non-whitespace-character-count="1378"/>
  </office:meta>
</office:document-meta>
</file>